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2pt" style:font-name-asian="Calibri1" style:font-size-asian="12pt" style:font-name-complex="Calibri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8" style:family="paragraph" style:parent-style-name="Standard">
      <style:paragraph-properties fo:margin-left="0.0626in" fo:margin-right="0.3126in" fo:text-align="justify" style:justify-single-word="false" fo:text-indent="0in" style:auto-text-indent="false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0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1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12" style:family="paragraph" style:parent-style-name="Standard">
      <style:paragraph-properties fo:margin-left="1in" fo:margin-right="0in" fo:text-align="justify" style:justify-single-word="false" fo:text-indent="0in" style:auto-text-indent="false"/>
    </style:style>
    <style:style style:name="P13" style:family="paragraph" style:parent-style-name="Standard">
      <style:paragraph-properties fo:margin-left="1in" fo:margin-right="0in" fo:text-align="justify" style:justify-single-word="false" fo:text-indent="-0.5in" style:auto-text-indent="false"/>
    </style:style>
    <style:style style:name="P14" style:family="paragraph" style:parent-style-name="Standard">
      <style:paragraph-properties fo:margin-left="1in" fo:margin-right="0in" fo:text-align="justify" style:justify-single-word="false" fo:text-indent="-0.5in" style:auto-text-indent="false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15" style:family="paragraph" style:parent-style-name="Standard">
      <style:paragraph-properties fo:margin-left="0.25in" fo:margin-right="0in" fo:text-align="justify" style:justify-single-word="false" fo:text-indent="-0.5in" style:auto-text-indent="false"/>
    </style:style>
    <style:style style:name="P16" style:family="paragraph" style:parent-style-name="Standard">
      <style:paragraph-properties fo:margin-left="1.0626in" fo:margin-right="0in" fo:text-align="justify" style:justify-single-word="false" fo:text-indent="-0.5in" style:auto-text-indent="false"/>
    </style:style>
    <style:style style:name="P17" style:family="paragraph" style:parent-style-name="Standard">
      <style:paragraph-properties fo:margin-left="1.5in" fo:margin-right="0in" fo:text-align="justify" style:justify-single-word="false" fo:text-indent="-0.5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font-size="15pt" fo:font-weight="bold" style:font-size-asian="15pt" style:font-weight-asian="bold" style:font-size-complex="15pt"/>
    </style:style>
    <style:style style:name="T3" style:family="text">
      <style:text-properties style:font-name="Calibri" style:font-name-asian="Calibri1" style:font-name-complex="Calibri1"/>
    </style:style>
    <style:style style:name="T4" style:family="text">
      <style:text-properties style:font-name="Calibri" fo:font-weight="bold" style:font-name-asian="Calibri1" style:font-weight-asian="bold" style:font-name-complex="Calibri1"/>
    </style:style>
    <style:style style:name="T5" style:family="text">
      <style:text-properties style:font-name="Calibri" fo:font-size="12pt" style:font-name-asian="Calibri1" style:font-size-asian="12pt" style:font-name-complex="Calibri1" style:font-size-complex="12pt"/>
    </style:style>
    <style:style style:name="T6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Batch Files Function</text:span></text:p>
      <text:p text:style-name="P1"/>
      <text:p text:style-name="Standard"><text:span text:style-name="T2">Introduction</text:span></text:p>
      <text:p text:style-name="P8"><text:span text:style-name="T3">We have 5 batch files that are needed to trigger different database files build namely BOM4,IHP_BOM4 which need to be build weekly,BOM4_C55,Inactive_IHP_Bom4 and Inactive_Bom4 are <text:s/>built monthly.AMong those batch files NewBom4_archive is used to trigger both BOM4 and BOM4_CSS files,Inactive_NewBom4_archive is used to trigger <text:s/>the Inactive_NewBom4 <text:s/>build Inactive_IHP_NewBom4_archive is used to trigger the Inactive_IHP_NewBom4 build IHP_NewBom4_archive is used to trigger the <text:s/>IHP_NewBom4 build.</text:span></text:p>
      <text:p text:style-name="P8"/>
      <text:p text:style-name="P3"/>
      <text:p text:style-name="P6"><text:span text:style-name="T6">Activity of NewBom4_archive:</text:span></text:p>
      <text:p text:style-name="P2"><text:span text:style-name="T6"><text:tab/></text:span></text:p>
      <text:p text:style-name="P2"><text:span text:style-name="T6">step1:</text:span></text:p>
      <text:p text:style-name="P9"><text:span text:style-name="T5"><text:s/>for /f "tokens=2 delims= " %%A in ('date/T') do (</text:span></text:p>
      <text:p text:style-name="P9"><text:span text:style-name="T5">set date=%%A)</text:span></text:p>
      <text:p text:style-name="P9"><text:span text:style-name="T5">for /f "tokens=1-3 delims=/" %%A in ('echo %date%') do (</text:span></text:p>
      <text:p text:style-name="P9"><text:span text:style-name="T5">set m=%%A</text:span></text:p>
      <text:p text:style-name="P9"><text:span text:style-name="T5">set d=%%B</text:span></text:p>
      <text:p text:style-name="P9"><text:span text:style-name="T5">set y=%%C)</text:span></text:p>
      <text:p text:style-name="P10"/>
      <text:p text:style-name="P9"><text:span text:style-name="T5">set ds=%y%%m%%d%</text:span></text:p>
      <text:p text:style-name="P9"><text:span text:style-name="T5">echo %ds%</text:span></text:p>
      <text:p text:style-name="P2"><text:span text:style-name="T6">This is used to get the <text:s/>date <text:s/>on which this script is triggered and store it in <text:s/>variable ds </text:span></text:p>
      <text:p text:style-name="P5"/>
      <text:p text:style-name="P2"><text:span text:style-name="T6">Step2:</text:span></text:p>
      <text:p text:style-name="P9"><text:span text:style-name="T5">E:</text:span></text:p>
      <text:p text:style-name="P9"><text:span text:style-name="T5">cd E:\FMP12</text:span></text:p>
      <text:p text:style-name="P9"><text:span text:style-name="T5">rename BOM4 BOM4_%ds%</text:span></text:p>
      <text:p text:style-name="P2"><text:span text:style-name="T6">Now In the same build machine It will go to the BOM4 folder located in FMP12 in E drive and rename that by adding _ds means the date stored in the ds variable is added.</text:span></text:p>
      <text:p text:style-name="P5"/>
      <text:p text:style-name="P2"><text:span text:style-name="T6">Step3: </text:span></text:p>
      <text:p text:style-name="P9"><text:span text:style-name="T5">c:\progra~2\winzip\WINZIP32.exe -min -a BOM4_%ds%.zip BOM4_%ds%</text:span></text:p>
      <text:p text:style-name="P9"><text:span text:style-name="T5">If Not ErrorLevel 1 Goto continue_on</text:span></text:p>
      <text:p text:style-name="P9"><text:span text:style-name="T5">echo Serious Problem with commandline WinZip</text:span></text:p>
      <text:p text:style-name="P9"><text:span text:style-name="T5">Pause</text:span></text:p>
      <text:p text:style-name="P10"/>
      <text:p text:style-name="P9"><text:soft-page-break/><text:span text:style-name="T6">Then It will zip all the files in the renamed BOM4 <text:s/>folder,If the <text:s/>archive is created the goes to next statements otherwise pause the script.</text:span></text:p>
      <text:p text:style-name="P11"/>
      <text:p text:style-name="P9"><text:span text:style-name="T6">If zip file is created without errors it will do as below</text:span></text:p>
      <text:p text:style-name="P11"/>
      <text:p text:style-name="P12"><text:span text:style-name="T5">:continue_on</text:span></text:p>
      <text:p text:style-name="P12"><text:span text:style-name="T5">move /-y BOM4_%ds%.zip E:\BOMBackup\BOM4_%ds%.zip</text:span></text:p>
      <text:p text:style-name="P12"><text:span text:style-name="T5">Echo Backup Moved to Archives…</text:span></text:p>
      <text:p text:style-name="P13"><text:span text:style-name="T6">This will do like <text:s/>move the zipped BOM$ folder into BOMBackup Folder in E drive </text:span></text:p>
      <text:p text:style-name="P14"/>
      <text:p text:style-name="P15"><text:span text:style-name="T6"><text:s text:c="8"/>Step4:</text:span></text:p>
      <text:p text:style-name="P16"><text:span text:style-name="T5">cd e:\FMP12\</text:span></text:p>
      <text:p text:style-name="P16"><text:span text:style-name="T5">rd BOM4_%ds%</text:span></text:p>
      <text:p text:style-name="P17"/>
      <text:p text:style-name="P9"><text:span text:style-name="T6">This will remove the BOM4_current date <text:s/>folder </text:span></text:p>
      <text:p text:style-name="P7"><text:span text:style-name="T6">Step5: <text:s text:c="2"/></text:span></text:p>
      <text:p text:style-name="P9"><text:span text:style-name="T5">xcopy /E e:\FMP12\BOM4_Template e:\FMP12\BOM4\</text:span></text:p>
      <text:p text:style-name="P10"/>
      <text:p text:style-name="P9"><text:span text:style-name="T6">Finally It will copy all files from BOM4_Templated to the BOM4 folder inside FMP12 directory of E drive in build machine</text:span></text:p>
      <text:p text:style-name="P14"/>
      <text:p text:style-name="P11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38" meta:word-count="283" meta:character-count="1822"/>
    <dc:date>2021-07-08T21:30:11.44</dc:date>
    <meta:generator>OpenOffice/4.1.9$Win32 OpenOffice.org_project/419m1$Build-9805</meta:generator>
  </office:meta>
</office:document-meta>
</file>